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5" calcext:value-type="float">
            <text:p>845</text:p>
          </table:table-cell>
          <table:table-cell table:style-name="ce7" table:formula="of:=COUNTIF([.B7:.B999];&quot;X&quot;)" office:value-type="float" office:value="720" calcext:value-type="float">
            <text:p>72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0" calcext:value-type="float">
            <text:p>9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0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20:33:04.8795927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5T20:34:11.423899398</dc:date>
    <meta:editing-duration>PT23H30M48S</meta:editing-duration>
    <meta:editing-cycles>838</meta:editing-cycles>
    <meta:document-statistic meta:table-count="1" meta:cell-count="5088" meta:object-count="0"/>
  </office:meta>
</office:document-meta>
</file>